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0000000017700000071E36441DA44FAE149.jpg" manifest:media-type="image/jpe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1a759f"/>
    </style:style>
    <style:style style:name="P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1fbb3a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16650" officeooo:paragraph-rsid="00116650"/>
    </style:style>
    <style:style style:name="P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16650" officeooo:paragraph-rsid="00141ba7"/>
    </style:style>
    <style:style style:name="P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weight="normal" officeooo:rsid="0015deeb" officeooo:paragraph-rsid="00230783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7929f" officeooo:paragraph-rsid="0017929f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8pt" fo:font-weight="bold" style:font-size-asian="7pt" style:font-weight-asian="bold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normal" fo:font-weight="normal" officeooo:rsid="0015deeb" officeooo:paragraph-rsid="0015deeb" style:font-size-asian="7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normal" style:text-underline-style="solid" style:text-underline-width="auto" style:text-underline-color="font-color" fo:font-weight="bold" officeooo:rsid="0015deeb" officeooo:paragraph-rsid="0015deeb" style:font-size-asian="7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5deeb" officeooo:paragraph-rsid="0024b54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5b07b" officeooo:paragraph-rsid="0025b07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5b07b" officeooo:paragraph-rsid="00272c4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style:text-underline-style="solid" style:text-underline-width="auto" style:text-underline-color="font-color" fo:font-weight="bold" officeooo:rsid="0028e693" officeooo:paragraph-rsid="0028e69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style:text-underline-style="solid" style:text-underline-width="auto" style:text-underline-color="font-color" fo:font-weight="bold" officeooo:rsid="0028f386" officeooo:paragraph-rsid="0028f38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tyle="normal" officeooo:rsid="00116650" officeooo:paragraph-rsid="00116650" style:font-style-asian="normal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style:text-underline-style="none" fo:font-weight="normal" officeooo:rsid="0017929f" officeooo:paragraph-rsid="0017929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style:text-underline-style="none" fo:font-weight="normal" officeooo:rsid="001a759f" officeooo:paragraph-rsid="001a759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tyle="normal" style:text-underline-style="none" fo:font-weight="bold" officeooo:rsid="0018afe3" officeooo:paragraph-rsid="0018afe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style="normal" officeooo:rsid="00116650" officeooo:paragraph-rsid="00116650" style:font-size-asian="5.25pt" style:font-style-asian="normal" style:font-size-complex="6pt" style:font-style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officeooo:rsid="00116650" officeooo:paragraph-rsid="00116650" style:font-size-asian="5.25pt" style:font-style-asian="normal" style:font-size-complex="6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141ba7" officeooo:paragraph-rsid="00141ba7" style:font-size-asian="5.25pt" style:font-style-asian="normal" style:font-weight-asian="bold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style:text-underline-style="none" fo:font-weight="normal" officeooo:rsid="0017929f" officeooo:paragraph-rsid="0017929f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6pt" officeooo:paragraph-rsid="001fbb3a" style:font-size-asian="5.25pt" style:font-size-complex="6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b2eb3" officeooo:paragraph-rsid="001b2eb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fbb3a" officeooo:paragraph-rsid="001fbb3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6pt" fo:font-style="normal" style:text-underline-style="none" fo:font-weight="normal" officeooo:rsid="001a759f" officeooo:paragraph-rsid="001a759f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6pt" fo:font-style="normal" style:text-underline-style="none" fo:font-weight="normal" officeooo:rsid="001b2eb3" officeooo:paragraph-rsid="001b2eb3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12pt" fo:font-style="normal" style:text-underline-style="none" fo:font-weight="normal" officeooo:rsid="001b2eb3" officeooo:paragraph-rsid="001b2eb3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12pt" fo:font-style="normal" style:text-underline-style="none" fo:font-weight="bold" officeooo:rsid="001b2eb3" officeooo:paragraph-rsid="001b2eb3" style:font-name-asian="Times New Roman" style:font-size-asian="10.5pt" style:font-style-asian="normal" style:font-weight-asian="bold" style:font-name-complex="Times New Roman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8pt" fo:font-style="normal" style:text-underline-style="none" fo:font-weight="normal" officeooo:rsid="001e7557" officeooo:paragraph-rsid="001e7557" style:font-name-asian="Times New Roman" style:font-size-asian="7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8pt" fo:font-style="normal" style:text-underline-style="none" fo:font-weight="normal" officeooo:rsid="00230783" officeooo:paragraph-rsid="0024b541" style:font-name-asian="Times New Roman1" style:font-size-asian="7pt" style:language-asian="fr" style:country-asian="FR" style:font-style-asian="normal" style:font-weight-asian="normal" style:font-name-complex="Times New Roman1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6pt" fo:font-style="normal" style:text-underline-style="none" fo:font-weight="normal" officeooo:rsid="00272c4a" officeooo:paragraph-rsid="00272c4a" style:font-name-asian="Times New Roman1" style:font-size-asian="5.25pt" style:language-asian="fr" style:country-asian="FR" style:font-style-asian="normal" style:font-weight-asian="normal" style:font-name-complex="Times New Roman1" style:font-size-complex="6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6pt" fo:font-style="normal" style:text-underline-style="none" fo:font-weight="normal" officeooo:rsid="002d9b31" officeooo:paragraph-rsid="0028f386" style:font-name-asian="Times New Roman1" style:font-size-asian="5.25pt" style:language-asian="fr" style:country-asian="FR" style:font-style-asian="normal" style:font-weight-asian="normal" style:font-name-complex="Times New Roman1" style:font-size-complex="6pt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8pt" fo:font-style="normal" style:text-underline-style="none" fo:font-weight="normal" officeooo:rsid="00272c4a" officeooo:paragraph-rsid="00272c4a" style:font-name-asian="Times New Roman1" style:font-size-asian="7pt" style:language-asian="fr" style:country-asian="FR" style:font-style-asian="normal" style:font-weight-asian="normal" style:font-name-complex="Times New Roman1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8pt" fo:font-style="normal" style:text-underline-style="none" fo:font-weight="normal" officeooo:rsid="0028e693" officeooo:paragraph-rsid="0028e693" style:font-name-asian="Times New Roman1" style:font-size-asian="7pt" style:language-asian="fr" style:country-asian="FR" style:font-style-asian="normal" style:font-weight-asian="normal" style:font-name-complex="Times New Roman1" style:font-size-complex="8pt" style:font-style-complex="normal" style:font-weight-complex="normal"/>
    </style:style>
    <style:style style:name="P37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3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1067da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paragraph-rsid="001067da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italic" officeooo:paragraph-rsid="001067da" style:font-name-asian="Times New Roman1" style:font-size-asian="7pt" style:language-asian="fr" style:country-asian="FR" style:font-style-asian="italic" style:font-name-complex="Times New Roman1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normal" style:text-underline-style="solid" style:text-underline-width="auto" style:text-underline-color="font-color" fo:font-weight="bold" officeooo:rsid="001067da" officeooo:paragraph-rsid="001067da" style:font-name-asian="Times New Roman1" style:font-size-asian="7pt" style:language-asian="fr" style:country-asian="FR" style:font-style-asian="normal" style:font-weight-asian="bold" style:font-name-complex="Times New Roman1" style:font-size-complex="8pt" style:font-style-complex="normal" style:font-weight-complex="bold"/>
    </style:style>
    <style:style style:name="P4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paragraph-rsid="00141ba7"/>
    </style:style>
    <style:style style:name="P4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41ba7" officeooo:paragraph-rsid="00141ba7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41ba7" officeooo:paragraph-rsid="00141ba7" style:font-size-asian="5.25pt" style:font-style-asian="normal" style:font-weight-asian="normal" style:font-size-complex="6pt" style:font-style-complex="normal" style:font-weight-complex="normal"/>
    </style:style>
    <style:style style:name="P46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officeooo:paragraph-rsid="00141ba7"/>
    </style:style>
    <style:style style:name="P4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weight="bold" officeooo:rsid="00141ba7" officeooo:paragraph-rsid="00141ba7" style:font-weight-asian="bold" style:font-weight-complex="bold"/>
    </style:style>
    <style:style style:name="P48" style:family="paragraph" style:parent-style-name="Standard" style:list-style-name="L5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72c4a" officeooo:paragraph-rsid="00272c4a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style:text-underline-style="solid" style:text-underline-width="auto" style:text-underline-color="font-color" fo:font-weight="bold" officeooo:rsid="002d9b31" officeooo:paragraph-rsid="002d9b31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officeooo:rsid="00116650" officeooo:paragraph-rsid="003b0d41"/>
    </style:style>
    <style:style style:name="P51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1b2eb3" officeooo:paragraph-rsid="001b2eb3"/>
    </style:style>
    <style:style style:name="P52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tyle="normal" style:text-underline-style="none" fo:font-weight="normal" officeooo:rsid="001b2eb3" officeooo:paragraph-rsid="001b2eb3" style:font-name-asian="Times New Roman" style:font-style-asian="normal" style:font-weight-asian="normal" style:font-name-complex="Times New Roman" style:font-style-complex="normal" style:font-weight-complex="normal"/>
    </style:style>
    <style:style style:name="P53" style:family="paragraph" style:parent-style-name="Standard" style:list-style-name="L4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1" fo:font-size="12pt" fo:font-style="normal" style:text-underline-style="none" fo:font-weight="normal" officeooo:rsid="001e7557" officeooo:paragraph-rsid="001e7557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b2eb3" officeooo:paragraph-rsid="001b2eb3" style:font-size-asian="10.5pt" style:font-weight-asian="bold" style:font-size-complex="12pt" style:font-weight-complex="bold"/>
    </style:style>
    <style:style style:name="P55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fo:font-size="12pt" fo:font-weight="bold" officeooo:rsid="001bba40" officeooo:paragraph-rsid="001bba40" style:font-size-asian="10.5pt" style:font-weight-asian="bold" style:font-size-complex="12pt" style:font-weight-complex="bold"/>
    </style:style>
    <style:style style:name="P56" style:family="paragraph" style:parent-style-name="Standard" style:list-style-name="L3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1fbb3a"/>
    </style:style>
    <style:style style:name="P57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paragraph-rsid="002df6cf"/>
    </style:style>
    <style:style style:name="P58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1" fo:font-size="12pt" fo:font-style="normal" style:text-underline-style="none" fo:font-weight="normal" officeooo:rsid="002df6cf" officeooo:paragraph-rsid="002df6cf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59" style:family="paragraph" style:parent-style-name="Standard" style:list-style-name="L6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officeooo:rsid="002df6cf" officeooo:paragraph-rsid="002df6cf"/>
    </style:style>
    <style:style style:name="P6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61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62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67da" style:font-weight-asian="bold"/>
    </style:style>
    <style:style style:name="T4" style:family="text">
      <style:text-properties fo:font-weight="bold" officeooo:rsid="003959f6" style:font-weight-asian="bold"/>
    </style:style>
    <style:style style:name="T5" style:family="text">
      <style:text-properties fo:font-weight="bold" officeooo:rsid="0035b159" style:font-weight-asian="bold"/>
    </style:style>
    <style:style style:name="T6" style:family="text">
      <style:text-properties officeooo:rsid="001067d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3111a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16650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3111a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41ba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16650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5deeb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ize="12pt" fo:font-style="normal" style:text-underline-style="solid" style:text-underline-width="auto" style:text-underline-color="font-color" fo:font-weight="bold" officeooo:rsid="001067da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21" style:family="text">
      <style:text-properties fo:font-size="12pt" fo:font-style="normal" style:text-underline-style="none" fo:font-weight="normal" officeooo:rsid="001067da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22" style:family="text">
      <style:text-properties style:font-name="Liberation Serif" fo:font-style="normal" style:text-underline-style="none" fo:font-weight="normal" officeooo:rsid="001a759f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style:text-underline-style="none" fo:font-weight="normal" officeooo:rsid="001a759f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style:font-name="Liberation Serif1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style:font-name="Liberation Serif1" fo:font-style="normal" style:text-underline-style="none" fo:font-weight="normal" officeooo:rsid="001a759f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style:font-name="Liberation Serif1" fo:font-style="normal" style:text-underline-style="none" fo:font-weight="normal" officeooo:rsid="001bba40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style:font-name="Liberation Serif1" fo:font-style="normal" style:text-underline-style="none" style:font-name-asian="Times New Roman" style:font-style-asian="normal" style:font-name-complex="Times New Roman" style:font-style-complex="normal"/>
    </style:style>
    <style:style style:name="T28" style:family="text">
      <style:text-properties style:font-name="Liberation Serif1" fo:font-style="normal" style:text-underline-style="none" officeooo:rsid="001bba40" style:font-name-asian="Times New Roman" style:font-style-asian="normal" style:font-name-complex="Times New Roman" style:font-style-complex="normal"/>
    </style:style>
    <style:style style:name="T29" style:family="text">
      <style:text-properties style:font-name="Liberation Serif1" fo:font-style="normal" style:text-underline-style="none" style:font-name-asian="Times New Roman1" style:language-asian="fr" style:country-asian="FR" style:font-style-asian="normal" style:font-name-complex="Times New Roman1" style:font-style-complex="normal"/>
    </style:style>
    <style:style style:name="T30" style:family="text">
      <style:text-properties style:font-name="Liberation Serif1" fo:font-style="normal" style:text-underline-style="none" officeooo:rsid="00230783" style:font-name-asian="Times New Roman1" style:language-asian="fr" style:country-asian="FR" style:font-style-asian="normal" style:font-name-complex="Times New Roman1" style:font-style-complex="normal"/>
    </style:style>
    <style:style style:name="T31" style:family="text">
      <style:text-properties style:font-name="Liberation Serif1" fo:font-style="normal" style:text-underline-style="solid" style:text-underline-width="auto" style:text-underline-color="font-color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2" style:family="text">
      <style:text-properties style:font-name="Liberation Serif1" fo:font-style="normal" style:text-underline-style="solid" style:text-underline-width="auto" style:text-underline-color="font-color" fo:font-weight="bold" officeooo:rsid="0024b541" style:font-name-asian="Times New Roman" style:font-style-asian="normal" style:font-weight-asian="bold" style:font-name-complex="Times New Roman" style:font-style-complex="normal" style:font-weight-complex="bold"/>
    </style:style>
    <style:style style:name="T33" style:family="text">
      <style:text-properties style:font-name="Liberation Serif1" fo:font-size="12pt" fo:font-style="normal" style:text-underline-style="none" fo:font-weight="normal" officeooo:rsid="001bba40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34" style:family="text">
      <style:text-properties style:font-name="Liberation Serif1" fo:font-size="12pt" fo:font-style="normal" style:text-underline-style="none" fo:font-weight="normal" officeooo:rsid="001b2eb3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style:font-name="Liberation Serif1" fo:font-size="10pt" fo:font-style="italic" style:text-underline-style="none" officeooo:rsid="00230783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36" style:family="text">
      <style:text-properties style:font-name="Liberation Serif1" fo:font-size="10pt" fo:font-style="italic" style:text-underline-style="none" officeooo:rsid="0028e693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37" style:family="text">
      <style:text-properties fo:font-size="10pt" fo:font-style="italic" style:text-underline-style="none" fo:font-weight="normal" officeooo:rsid="00230783" style:font-name-asian="Times New Roman1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02a5cb5" style:font-name-asian="Times New Roman1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officeooo:rsid="00230783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40" style:family="text">
      <style:text-properties style:text-position="super 58%" style:font-name="Liberation Serif1" fo:font-style="normal" style:text-underline-style="none" style:font-name-asian="Times New Roman1" style:language-asian="fr" style:country-asian="FR" style:font-style-asian="normal" style:font-name-complex="Times New Roman1" style:font-style-complex="normal"/>
    </style:style>
    <style:style style:name="T41" style:family="text">
      <style:text-properties style:text-position="super 58%" style:font-name="Liberation Serif1" style:text-underline-style="none" fo:font-weight="normal" style:font-name-asian="Times New Roman1" style:language-asian="fr" style:country-asian="FR" style:font-weight-asian="normal" style:font-name-complex="Times New Roman1" style:font-weight-complex="normal"/>
    </style:style>
    <style:style style:name="T42" style:family="text">
      <style:text-properties style:text-position="0% 100%" style:font-name="Liberation Serif1" fo:font-style="normal" style:text-underline-style="none" style:font-name-asian="Times New Roman1" style:language-asian="fr" style:country-asian="FR" style:font-style-asian="normal" style:font-name-complex="Times New Roman1" style:font-style-complex="normal"/>
    </style:style>
    <style:style style:name="T43" style:family="text">
      <style:text-properties style:text-position="0% 100%" style:font-name="Liberation Serif1" fo:font-style="normal" style:text-underline-style="none" officeooo:rsid="00272c4a" style:font-name-asian="Times New Roman1" style:language-asian="fr" style:country-asian="FR" style:font-style-asian="normal" style:font-name-complex="Times New Roman1" style:font-style-complex="normal"/>
    </style:style>
    <style:style style:name="T44" style:family="text">
      <style:text-properties style:text-position="0% 100%" style:font-name="Liberation Serif1" fo:font-style="normal" style:text-underline-style="none" style:font-name-asian="Times New Roman" style:language-asian="fr" style:country-asian="FR" style:font-style-asian="normal" style:font-name-complex="Times New Roman" style:font-style-complex="normal"/>
    </style:style>
    <style:style style:name="T45" style:family="text">
      <style:text-properties style:text-position="0% 100%" style:font-name="Liberation Serif1" fo:font-style="normal" style:text-underline-style="none" officeooo:rsid="001a759f" style:font-name-asian="Times New Roman" style:language-asian="fr" style:country-asian="FR" style:font-style-asian="normal" style:font-name-complex="Times New Roman" style:font-style-complex="normal"/>
    </style:style>
    <style:style style:name="T46" style:family="text">
      <style:text-properties style:text-position="0% 100%" style:font-name="Liberation Serif1" fo:font-style="normal" style:text-underline-style="none" fo:font-weight="normal" style:font-name-asian="Times New Roman1" style:language-asian="fr" style:country-asian="FR" style:font-style-asian="normal" style:font-weight-asian="normal" style:font-name-complex="Times New Roman1" style:font-style-complex="normal" style:font-weight-complex="normal"/>
    </style:style>
    <style:style style:name="T47" style:family="text">
      <style:text-properties style:text-position="0% 100%" style:font-name="Liberation Serif1" fo:font-style="normal" style:font-name-asian="Times New Roman1" style:language-asian="fr" style:country-asian="FR" style:font-style-asian="normal" style:font-name-complex="Times New Roman1" style:font-style-complex="normal"/>
    </style:style>
    <style:style style:name="T48" style:family="text">
      <style:text-properties style:text-position="0% 100%" style:font-name="Liberation Serif1" fo:font-size="10pt" fo:font-style="italic" style:text-underline-style="none" fo:font-weight="normal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49" style:family="text">
      <style:text-properties style:text-position="0% 100%" style:font-name="Liberation Serif1" style:text-underline-style="none" fo:font-weight="normal" style:font-name-asian="Times New Roman1" style:language-asian="fr" style:country-asian="FR" style:font-weight-asian="normal" style:font-name-complex="Times New Roman1" style:font-weight-complex="normal"/>
    </style:style>
    <style:style style:name="T50" style:family="text">
      <style:text-properties style:text-position="0% 100%" style:font-name="Liberation Serif1" style:text-underline-style="none" fo:font-weight="normal" officeooo:rsid="002d9b31" style:font-name-asian="Times New Roman1" style:language-asian="fr" style:country-asian="FR" style:font-weight-asian="normal" style:font-name-complex="Times New Roman1" style:font-weight-complex="normal"/>
    </style:style>
    <style:style style:name="T51" style:family="text">
      <style:text-properties style:text-position="0% 100%" style:font-name="Liberation Serif1" fo:font-size="12pt" fo:font-style="normal" style:text-underline-style="none" fo:font-weight="normal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52" style:family="text">
      <style:text-properties style:text-position="0% 100%" style:font-name="Liberation Serif1" fo:font-size="12pt" fo:font-style="normal" style:text-underline-style="none" fo:font-weight="normal" officeooo:rsid="002df6cf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53" style:family="text">
      <style:text-properties style:text-position="0% 100%" style:font-name="Liberation Serif1" fo:font-size="12pt" fo:font-style="normal" style:text-underline-style="none" fo:font-weight="normal" style:font-name-asian="Times New Roman" style:font-size-asian="10.5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54" style:family="text">
      <style:text-properties style:text-position="0% 100%" style:font-name="Liberation Serif1" fo:font-size="12pt" fo:font-style="normal" style:text-underline-style="none" fo:font-weight="normal" officeooo:rsid="001a759f" style:font-name-asian="Times New Roman" style:font-size-asian="10.5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55" style:family="text">
      <style:text-properties style:text-position="0% 100%" style:font-name="Liberation Serif1" fo:font-size="12pt" fo:font-style="normal" style:text-underline-style="none" fo:font-weight="bold" officeooo:rsid="002df6cf" style:font-name-asian="Times New Roman1" style:font-size-asian="10.5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T56" style:family="text">
      <style:text-properties officeooo:rsid="00382d36"/>
    </style:style>
    <style:style style:name="T57" style:family="text"/>
    <style:style style:name="T58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DST <text:span text:style-name="T6">Mathématiques</text:span></text:p>
      <text:p text:style-name="P38">Duré<text:span text:style-name="T6">e : 1h 45min</text:span> </text:p>
      <text:p text:style-name="P8"/>
      <text:p text:style-name="P39">Présentation et orthographe seront pris en compte dans le barème de notation.</text:p>
      <text:p text:style-name="P39">Les calculatrices graphiques sont autorisées pour ce sujet.</text:p>
      <text:p text:style-name="P41"/>
      <text:p text:style-name="P40"><text:span text:style-name="T20">EXERCICE 1</text:span><text:span text:style-name="T21"> </text:span><text:span text:style-name="T37">(</text:span><text:span text:style-name="T38">4</text:span><text:span text:style-name="T37"> points/20)</text:span></text:p>
      <text:p text:style-name="P42"/>
      <text:p text:style-name="P50">Pour tester la résistance à la chaleur d’une plaque d’isolation phonique, on porte en laboratoire sa température à 100° C et on étudie l’évolution de sa température en fonction du temps <text:span text:style-name="T7">t</text:span> (en minutes). <text:span text:style-name="T56">A</text:span><text:span text:style-name="T11">près 6 minutes la température est redescendue à 82° C.</text:span> </text:p>
      <text:p text:style-name="P50"><text:span text:style-name="T11">La température ambiante du laboratoire est de 19° C.</text:span></text:p>
      <text:p text:style-name="P50"><text:span text:style-name="T11">Soit</text:span><text:span text:style-name="T11"><draw:frame draw:style-name="fr2" draw:name="Object1" text:anchor-type="as-char" svg:y="-0.386cm" svg:width="0.923cm" svg:height="0.508cm" draw:z-index="4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la température (en degré Celsius) de la plaque à l’instant </text:span><text:span text:style-name="T7">t</text:span><text:span text:style-name="T11"> (</text:span><text:span text:style-name="T7">t</text:span><text:span text:style-name="T11"> exprimé en minutes). </text:span></text:p>
      <text:p text:style-name="P50"><text:span text:style-name="T11">En exploitant ces données, on peut affirmer que la fonction</text:span><text:span text:style-name="T11"><draw:frame draw:style-name="fr2" draw:name="Object2" text:anchor-type="as-char" svg:y="-0.305cm" svg:width="0.423cm" svg:height="0.332cm" draw:z-index="4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est solution de l’équation différentielle :</text:span></text:p>
      <text:p text:style-name="P20"/>
      <text:p text:style-name="P4"><text:span text:style-name="T11"><draw:frame draw:style-name="fr2" draw:name="Object3" text:anchor-type="as-char" svg:y="-0.386cm" svg:width="4.466cm" svg:height="0.508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1"><text:s text:c="8"/>(</text:span><text:span text:style-name="T7">E</text:span><text:span text:style-name="T11">)</text:span></text:p>
      <text:p text:style-name="P21"/>
      <text:p text:style-name="P5"><text:span text:style-name="T11">où</text:span><text:span text:style-name="T11"><draw:frame draw:style-name="fr2" draw:name="Object4" text:anchor-type="as-char" svg:y="-0.377cm" svg:width="0.466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2">est la fonction inconnue, de la variable </text:span><text:span text:style-name="T8">t</text:span><text:span text:style-name="T12">, définie et dérivable sur l’intervalle</text:span><text:span text:style-name="T12"><draw:frame draw:style-name="fr2" draw:name="Object5" text:anchor-type="as-char" svg:y="-0.377cm" svg:width="1.545cm" svg:height="0.482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2">.</text:span></text:p>
      <text:p text:style-name="P22"/>
      <text:list xml:id="list1295121102" text:style-name="L1">
        <text:list-item>
          <text:p text:style-name="P43"><text:span text:style-name="T14">Résoudre sur l’intervalle</text:span><text:span text:style-name="T14"><draw:frame draw:style-name="fr2" draw:name="Object6" text:anchor-type="as-char" svg:y="-0.377cm" svg:width="1.545cm" svg:height="0.48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l’équation différentielle :</text:span></text:p>
          <text:p text:style-name="P44"/>
          <text:p text:style-name="P46"><text:span text:style-name="T14"><draw:frame draw:style-name="fr2" draw:name="Object7" text:anchor-type="as-char" svg:y="-0.386cm" svg:width="3.727cm" svg:height="0.50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.</text:span></text:p>
          <text:p text:style-name="P45"/>
        </text:list-item>
        <text:list-item>
          <text:p text:style-name="P47"><text:span text:style-name="T13">Trouver une solution particulière de </text:span><text:span text:style-name="T15">(</text:span><text:span text:style-name="T10">E</text:span><text:span text:style-name="T15">) </text:span><text:span text:style-name="T13">constante du type</text:span><text:span text:style-name="T13"><draw:frame draw:style-name="fr2" draw:name="Object8" text:anchor-type="as-char" svg:y="-0.386cm" svg:width="1.508cm" svg:height="0.508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3">, où</text:span><text:span text:style-name="T13"><draw:frame draw:style-name="fr2" draw:name="Object9" text:anchor-type="as-char" svg:y="-0.377cm" svg:width="0.427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3">est un nombre réel à déterminer.</text:span></text:p>
        </text:list-item>
        <text:list-item>
          <text:p text:style-name="P47"><text:span text:style-name="T13">En déduire toutes les solutions de </text:span><text:span text:style-name="T15">(</text:span><text:span text:style-name="T10">E</text:span><text:span text:style-name="T15">).</text:span></text:p>
        </text:list-item>
        <text:list-item>
          <text:p text:style-name="P47"><text:span text:style-name="T13">D’après l’énoncé donner</text:span><text:span text:style-name="T13"><draw:frame draw:style-name="fr2" draw:name="Object10" text:anchor-type="as-char" svg:y="-0.386cm" svg:width="0.995cm" svg:height="0.508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, puis déterminer la solution</text:span><text:span text:style-name="T13"><draw:frame draw:style-name="fr2" draw:name="Object11" text:anchor-type="as-char" svg:y="-0.305cm" svg:width="0.423cm" svg:height="0.332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de l’équation (</text:span><text:span text:style-name="T9">E</text:span><text:span text:style-name="T13">) vérifiant cette condition initiale.</text:span></text:p>
        </text:list-item>
      </text:list>
      <text:p text:style-name="P9"/>
      <text:p text:style-name="P9"/>
      <text:p text:style-name="P6"><text:span text:style-name="T16">EXERCICE 2</text:span><text:span text:style-name="T19"> </text:span><text:span text:style-name="T39">(9 points/20)</text:span></text:p>
      <text:p text:style-name="P10"/>
      <text:p text:style-name="P17">Une entreprise fabrique et commercialise des composants électroniques assemblés dans deux ateliers numérotés 1 et 2.</text:p>
      <text:p text:style-name="P7"><text:span text:style-name="T18">L’</text:span><text:span text:style-name="T17">atelier 1 fournit 80 % de la production et l’atelier 2 fournit le 20 % restants.</text:span></text:p>
      <text:p text:style-name="P17">On a remarqué que 1,5 % des composants issus de l’atelier 1 sont défectueux, et que 4 % des composants issus de l’atelier 2 sont défectueux.</text:p>
      <text:p text:style-name="P23"/>
      <text:p text:style-name="P19">Partie A</text:p>
      <text:p text:style-name="P18">On prend au hasard un composant dans la production d’une journée et on considère les évènements suivants :</text:p>
      <text:p text:style-name="P2"><text:span text:style-name="T22">- évènement</text:span><text:span text:style-name="T22"><draw:frame draw:style-name="fr2" draw:name="Object22" text:anchor-type="as-char" svg:y="-0.377cm" svg:width="0.526cm" svg:height="0.467cm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2"> : </text:span><text:span text:style-name="T25">« le composant provient de l’atelier 1 » ;</text:span></text:p>
      <text:p text:style-name="P2"><text:span text:style-name="T23">- évènement</text:span><text:span text:style-name="T23"><draw:frame draw:style-name="fr2" draw:name="Object23" text:anchor-type="as-char" svg:y="-0.377cm" svg:width="0.489cm" svg:height="0.467cm" draw:z-index="4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3"> : </text:span><text:span text:style-name="T25">« le composant provient de l’atelier 2 » ;</text:span></text:p>
      <text:p text:style-name="P2"><text:span text:style-name="T23">- évènement</text:span><text:span text:style-name="T23"><draw:frame draw:style-name="fr2" draw:name="Object24" text:anchor-type="as-char" svg:y="-0.377cm" svg:width="0.547cm" svg:height="0.467cm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3"> : </text:span><text:span text:style-name="T25">« le composant est défectueux ».</text:span></text:p>
      <text:p text:style-name="P27"/>
      <text:list xml:id="list3107394840" text:style-name="L2">
        <text:list-item>
          <text:p text:style-name="P51"><text:span text:style-name="T25">D</text:span><text:span text:style-name="T24">éduire de l’énoncé les probabilités</text:span><text:span text:style-name="T24"><draw:frame draw:style-name="fr2" draw:name="Object17" text:anchor-type="as-char" svg:y="-0.386cm" svg:width="1.166cm" svg:height="0.508cm" draw:z-index="12"><draw:object xlink:href="./Object 17" xlink:type="simple" xlink:show="embed" xlink:actuate="onLoad"/><draw:image xlink:href="./ObjectReplacements/Object 17" xlink:type="simple" xlink:show="embed" xlink:actuate="onLoad"/></draw:frame></text:span><text:span text:style-name="T24">et</text:span><text:span text:style-name="T24"><draw:frame draw:style-name="fr2" draw:name="Object18" text:anchor-type="as-char" svg:y="-0.386cm" svg:width="1.129cm" svg:height="0.50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, ainsi que les probabilités conditionnelles</text:span><text:span text:style-name="T24"><draw:frame draw:style-name="fr2" draw:name="Object19" text:anchor-type="as-char" svg:y="-0.386cm" svg:width="1.381cm" svg:height="0.542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4">et</text:span><text:span text:style-name="T24"><draw:frame draw:style-name="fr2" draw:name="Object20" text:anchor-type="as-char" svg:y="-0.386cm" svg:width="1.358cm" svg:height="0.542cm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4">.</text:span></text:p>
        </text:list-item>
        <text:list-item>
          <text:p text:style-name="P52">Traduire l’énoncé à l’aide d’un arbre pondéré ou un tableau à double entrée.</text:p>
        </text:list-item>
        <text:list-item>
          <text:p text:style-name="P51"><text:span text:style-name="T24">Calculer la probabilité de l’évènement</text:span><text:span text:style-name="T24"><draw:frame draw:style-name="fr2" draw:name="Object21" text:anchor-type="as-char" svg:y="-0.377cm" svg:width="0.547cm" svg:height="0.467cm" draw:z-index="16"><draw:object xlink:href="./Object 21" xlink:type="simple" xlink:show="embed" xlink:actuate="onLoad"/><draw:image xlink:href="./ObjectReplacements/Object 21" xlink:type="simple" xlink:show="embed" xlink:actuate="onLoad"/></draw:frame></text:span><text:span text:style-name="T24">.</text:span></text:p>
        </text:list-item>
        <text:list-item>
          <text:p text:style-name="P52">On constate qu’un composant est défectueux. Quelle est la probabilité pour qu’il provienne de l’atelier 1.</text:p>
        </text:list-item>
      </text:list>
      <text:p text:style-name="P28"/>
      <text:p text:style-name="P29"><text:soft-page-break/>Dans la suite, on supposera que 2 % des composants produits par l’entreprise sont défectueux.</text:p>
      <text:p text:style-name="P28"/>
      <text:p text:style-name="P30">Partie B</text:p>
      <text:p text:style-name="P29">Dans cette partie, sauf indication contraire, les résultats seront arrondis au millième.</text:p>
      <text:p text:style-name="P29">Un client commande un lot de 150 composants. </text:p>
      <text:p text:style-name="P29">On assimile le choix des 150 composants à des tirages successifs avec remise.</text:p>
      <text:p text:style-name="P25"><text:span text:style-name="T24">On note</text:span><text:span text:style-name="T24"><draw:frame draw:style-name="fr2" draw:name="Object25" text:anchor-type="as-char" svg:y="-0.377cm" svg:width="0.527cm" svg:height="0.467cm" draw:z-index="18"><draw:object xlink:href="./Object 25" xlink:type="simple" xlink:show="embed" xlink:actuate="onLoad"/><draw:image xlink:href="./ObjectReplacements/Object 25" xlink:type="simple" xlink:show="embed" xlink:actuate="onLoad"/></draw:frame></text:span><text:span text:style-name="T24">la variable aléatoire qui représente le nombre de composants défectueux que contient ce lot.</text:span></text:p>
      <text:p text:style-name="P28"/>
      <text:list xml:id="list2205691422" text:style-name="L3">
        <text:list-item>
          <text:p text:style-name="P54"><text:span text:style-name="T24">Justifier le fait que </text:span><text:span text:style-name="T26">la variable aléatoire</text:span><text:span text:style-name="T26"><draw:frame draw:style-name="fr2" draw:name="Object26" text:anchor-type="as-char" svg:y="-0.377cm" svg:width="0.527cm" svg:height="0.467cm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6">suit une loi binomiale et donner les paramètres de cette loi.</text:span></text:p>
        </text:list-item>
        <text:list-item>
          <text:p text:style-name="P55"><text:span text:style-name="T24">Donner l’espérance et l’écart type de la variable aléatoire</text:span><text:span text:style-name="T24"><draw:frame draw:style-name="fr2" draw:name="Object27" text:anchor-type="as-char" svg:y="-0.377cm" svg:width="0.527cm" svg:height="0.467cm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4">.</text:span></text:p>
        </text:list-item>
        <text:list-item>
          <text:p text:style-name="P56"><text:span text:style-name="T33">Calculer la probabilité d’avoir exactement 4 composants </text:span><text:span text:style-name="T34">défectueux </text:span><text:span text:style-name="T33">dans ce lot.</text:span></text:p>
        </text:list-item>
      </text:list>
      <text:p text:style-name="P24"/>
      <text:p text:style-name="P26"><text:span text:style-name="T28">P</text:span><text:span text:style-name="T27">artie C</text:span></text:p>
      <text:p text:style-name="P3"><text:span text:style-name="T33">On admet que la loi de la variable aléatoire</text:span><text:span text:style-name="T33"><draw:frame draw:style-name="fr2" draw:name="Object28" text:anchor-type="as-char" svg:y="-0.377cm" svg:width="0.527cm" svg:height="0.467cm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3">peut être approchée par la loi d’une variable aléatoire</text:span><text:span text:style-name="T33"><draw:frame draw:style-name="fr2" draw:name="Object29" text:anchor-type="as-char" svg:y="-0.377cm" svg:width="0.494cm" svg:height="0.467cm" draw:z-index="2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3">qui suit la loi de Poisson de paramètre 3.</text:span></text:p>
      <text:p text:style-name="P24"/>
      <text:list xml:id="list2066817560" text:style-name="L4">
        <text:list-item>
          <text:p text:style-name="P53">Justifier cette valeur du paramètre.</text:p>
        </text:list-item>
        <text:list-item>
          <text:p text:style-name="P53">Déterminer la probabilité d’avoir strictement plus de 4 composants défectueux dans ce lot.</text:p>
        </text:list-item>
      </text:list>
      <text:p text:style-name="P31"/>
      <text:p text:style-name="P31"/>
      <text:p text:style-name="P11"><text:span text:style-name="T31">EXERCICE </text:span><text:span text:style-name="T32">3</text:span><text:span text:style-name="T27"> </text:span><text:span text:style-name="T35">(</text:span><text:span text:style-name="T36">3</text:span><text:span text:style-name="T35"> points/20)</text:span></text:p>
      <text:p text:style-name="P32"/>
      <text:p text:style-name="P12"><text:span text:style-name="T30">D</text:span><text:span text:style-name="T29">ans cet exercice, tous les résultats seront donnés à 10</text:span><text:span text:style-name="T40">-4</text:span><text:span text:style-name="T42"> près.</text:span></text:p>
      <text:p text:style-name="P13"><text:span text:style-name="T42">Une entreprise produit des batteries de téléphone portable. On s’intéresse à la durée de décharge des batteries. On note</text:span><text:span text:style-name="T42"><draw:frame draw:style-name="fr2" draw:name="Object30" text:anchor-type="as-char" svg:y="-0.377cm" svg:width="0.494cm" svg:height="0.467cm" draw:z-index="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2">la variable aléatoire qui à tout échantillon de 100 batteries associe la moyenne des durées de décharge.</text:span></text:p>
      <text:p text:style-name="P13"><text:span text:style-name="T43">On admet que </text:span><text:span text:style-name="T42">la variable aléatoire</text:span><text:span text:style-name="T42"><draw:frame draw:style-name="fr2" draw:name="Object31" text:anchor-type="as-char" svg:y="-0.377cm" svg:width="0.494cm" svg:height="0.467cm" draw:z-index="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3">suit la loi normale de paramètre</text:span><text:span text:style-name="T43"><draw:frame draw:style-name="fr2" draw:name="Object32" text:anchor-type="as-char" svg:y="-0.377cm" svg:width="1.302cm" svg:height="0.467cm" draw:z-index="25"><draw:object xlink:href="./Object 32" xlink:type="simple" xlink:show="embed" xlink:actuate="onLoad"/><draw:image xlink:href="./ObjectReplacements/Object 32" xlink:type="simple" xlink:show="embed" xlink:actuate="onLoad"/></draw:frame></text:span><text:span text:style-name="T43">et</text:span><text:span text:style-name="T43"><draw:frame draw:style-name="fr2" draw:name="Object33" text:anchor-type="as-char" svg:y="-0.377cm" svg:width="1.383cm" svg:height="0.467cm" draw:z-index="26"><draw:object xlink:href="./Object 33" xlink:type="simple" xlink:show="embed" xlink:actuate="onLoad"/><draw:image xlink:href="./ObjectReplacements/Object 33" xlink:type="simple" xlink:show="embed" xlink:actuate="onLoad"/></draw:frame></text:span><text:span text:style-name="T43">.</text:span></text:p>
      <text:p text:style-name="P33"/>
      <text:list xml:id="list3712005856" text:style-name="L5">
        <text:list-item>
          <text:p text:style-name="P48"><text:span text:style-name="T42">Calculer la probabilité :</text:span><text:span text:style-name="T42"><draw:frame draw:style-name="fr2" draw:name="Object34" text:anchor-type="as-char" svg:y="-0.386cm" svg:width="2.697cm" svg:height="0.508cm" draw:z-index="27"><draw:object xlink:href="./Object 34" xlink:type="simple" xlink:show="embed" xlink:actuate="onLoad"/><draw:image xlink:href="./ObjectReplacements/Object 34" xlink:type="simple" xlink:show="embed" xlink:actuate="onLoad"/></draw:frame></text:span><text:span text:style-name="T42">.</text:span></text:p>
        </text:list-item>
        <text:list-item>
          <text:p text:style-name="P48"><text:span text:style-name="T42">Déterminer le réel</text:span><text:span text:style-name="T42"><draw:frame draw:style-name="fr2" draw:name="Object35" text:anchor-type="as-char" svg:y="-0.377cm" svg:width="0.427cm" svg:height="0.467cm" draw:z-index="28"><draw:object xlink:href="./Object 35" xlink:type="simple" xlink:show="embed" xlink:actuate="onLoad"/><draw:image xlink:href="./ObjectReplacements/Object 35" xlink:type="simple" xlink:show="embed" xlink:actuate="onLoad"/></draw:frame></text:span><text:span text:style-name="T42">tel que :</text:span><text:span text:style-name="T42"><draw:frame draw:style-name="fr2" draw:name="Object36" text:anchor-type="as-char" svg:y="-0.386cm" svg:width="2.805cm" svg:height="0.508cm" draw:z-index="2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2">.</text:span></text:p>
          <text:p text:style-name="P48"><text:span text:style-name="T42">On donnera la valeur décimale approchée à 10</text:span><text:span text:style-name="T40">-2</text:span><text:span text:style-name="T42"> près par défaut de</text:span><text:span text:style-name="T42"><draw:frame draw:style-name="fr2" draw:name="Object37" text:anchor-type="as-char" svg:y="-0.377cm" svg:width="0.427cm" svg:height="0.467cm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42">.</text:span></text:p>
        </text:list-item>
        <text:list-item>
          <text:p text:style-name="P48"><text:span text:style-name="T42">Calculer la probabilité de l’évènement : </text:span><text:span text:style-name="T45">«</text:span><text:span text:style-name="T45"><draw:frame draw:style-name="fr2" draw:name="Object38" text:anchor-type="as-char" svg:y="-0.386cm" svg:width="1.602cm" svg:height="0.508cm" draw:z-index="31"><draw:object xlink:href="./Object 38" xlink:type="simple" xlink:show="embed" xlink:actuate="onLoad"/><draw:image xlink:href="./ObjectReplacements/Object 38" xlink:type="simple" xlink:show="embed" xlink:actuate="onLoad"/></draw:frame></text:span><text:span text:style-name="T44">sachant que</text:span><text:span text:style-name="T44"><draw:frame draw:style-name="fr2" draw:name="Object39" text:anchor-type="as-char" svg:y="-0.386cm" svg:width="2.134cm" svg:height="0.508cm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5">».</text:span><text:span text:style-name="T42"> </text:span></text:p>
        </text:list-item>
      </text:list>
      <text:p text:style-name="P35"/>
      <text:p text:style-name="P35"/>
      <text:p text:style-name="P14"><text:span text:style-name="T47">EXERCICE 4</text:span><text:span text:style-name="T46"> </text:span><text:span text:style-name="T48">(4 points/20)</text:span></text:p>
      <text:p text:style-name="P36"/>
      <text:p text:style-name="P15"><text:span text:style-name="T49">La durée de vie d’un ordinateur </text:span><text:span text:style-name="T50">(c’est-à-dire la durée de fonctionnement avant la première panne), est une variable aléatoire</text:span><text:span text:style-name="T50"><draw:frame draw:style-name="fr2" draw:name="Object12" text:anchor-type="as-char" svg:y="-0.377cm" svg:width="0.527cm" svg:height="0.467cm" draw:z-index="3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0">qui suit une loi exponentielle de paramètre</text:span><text:span text:style-name="T50"><draw:frame draw:style-name="fr2" draw:name="Object13" text:anchor-type="as-char" svg:y="-0.318cm" svg:width="0.462cm" svg:height="0.34cm" draw:z-index="34"><draw:object xlink:href="./Object 13" xlink:type="simple" xlink:show="embed" xlink:actuate="onLoad"/><draw:image xlink:href="./ObjectReplacements/Object 13" xlink:type="simple" xlink:show="embed" xlink:actuate="onLoad"/></draw:frame></text:span><text:span text:style-name="T50">avec</text:span><text:span text:style-name="T50"><draw:frame draw:style-name="fr2" draw:name="Object14" text:anchor-type="as-char" svg:y="-0.377cm" svg:width="0.975cm" svg:height="0.467cm" draw:z-index="3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0">.</text:span></text:p>
      <text:p text:style-name="P34"/>
      <text:list xml:id="list1014049629" text:style-name="L6">
        <text:list-item>
          <text:p text:style-name="P49"><text:span text:style-name="T49">Déterminer</text:span><text:span text:style-name="T49"><draw:frame draw:style-name="fr2" draw:name="Object15" text:anchor-type="as-char" svg:y="-0.318cm" svg:width="0.462cm" svg:height="0.34cm" draw:z-index="3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9">sachant que</text:span><text:span text:style-name="T49"><draw:frame draw:style-name="fr2" draw:name="Object16" text:anchor-type="as-char" svg:y="-0.386cm" svg:width="2.54cm" svg:height="0.508cm" draw:z-index="3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9">.</text:span></text:p>
        </text:list-item>
        <text:list-item>
          <text:p text:style-name="P49"><text:span text:style-name="T49">Dans cette question, on prendra</text:span><text:span text:style-name="T49"><draw:frame draw:style-name="fr2" draw:name="Object40" text:anchor-type="as-char" svg:y="-0.377cm" svg:width="1.566cm" svg:height="0.467cm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9">.</text:span></text:p>
          <text:p text:style-name="P49"><text:span text:style-name="T49">Sachant qu’un ordinateur n’a pas eu de pannes au cours des 3 premières années, quelle est, à 10</text:span><text:span text:style-name="T41">-3</text:span><text:span text:style-name="T49"> près, la probabilité qu’il ait une durée de vie supérieure à 5 ans ?</text:span></text:p>
        </text:list-item>
        <text:list-item>
          <text:p text:style-name="P49"><text:span text:style-name="T49">Dans cette question on admet que la durée de vie d’un ordinateur est indépendante de celle des autres et que</text:span><text:span text:style-name="T49"><draw:frame draw:style-name="fr2" draw:name="Object41" text:anchor-type="as-char" svg:y="-0.386cm" svg:width="2.54cm" svg:height="0.508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9">.</text:span></text:p>
          <text:p text:style-name="P58">On considère un lot de 10 ordinateurs. </text:p>
          <text:p text:style-name="P57"><text:span text:style-name="T55">a. </text:span><text:span text:style-name="T52">Quelle est la probabilité que, dans ce lot, l’un au moins des ordinateurs ait une durée de vie supérieure à 5 ans ? On donnera une valeur arrondie au millième de cette probabilité.</text:span></text:p>
          <text:p text:style-name="P59"><text:span text:style-name="T55">b. </text:span><text:span text:style-name="T51">Quel nombre minimal d’ordinateurs doit-on choisir pour que la probabilité de l’évènement </text:span><text:span text:style-name="T54">« </text:span><text:span text:style-name="T53">l’un au moins d’entre eux a une durée de vie supérieure à 5 ans</text:span><text:span text:style-name="T54"> » </text:span><text:span text:style-name="T53">soit supérieure à 0,999 ?</text:span><text:span text:style-name="T5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067da" style:font-weight-asian="bold"/>
    </style:style>
    <style:style style:name="MT5" style:family="text">
      <style:text-properties fo:font-weight="bold" officeooo:rsid="003959f6" style:font-weight-asian="bold"/>
    </style:style>
    <style:style style:name="MT6" style:family="text">
      <style:text-properties fo:font-weight="bold" officeooo:rsid="0035b159" style:font-weight-asian="bold"/>
    </style:style>
    <style:style style:name="MT7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17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</text:span><text:span text:style-name="MT5">OP</text:span><text:span text:style-name="MT4">2</text:span></text:p>
        <text:p text:style-name="MP1"><text:span text:style-name="MT3"><text:tab/>Date : </text:span><text:span text:style-name="MT6">Février </text:span><text:span text:style-name="MT4">2020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1-26T17:55:13.603034667</dc:date>
    <meta:print-date>2013-10-04T16:12:00</meta:print-date>
    <meta:editing-cycles>43</meta:editing-cycles>
    <meta:editing-duration>PT3H26M50S</meta:editing-duration>
    <meta:generator>LibreOffice/6.0.7.3$Linux_X86_64 LibreOffice_project/00m0$Build-3</meta:generator>
    <meta:document-statistic meta:table-count="0" meta:image-count="1" meta:object-count="41" meta:page-count="2" meta:paragraph-count="62" meta:word-count="754" meta:character-count="4519" meta:non-whitespace-character-count="3823"/>
  </office:meta>
</office:document-meta>
</file>

<file path=Object 1/content.xml><?xml version="1.0" encoding="utf-8"?>
<math xmlns="http://www.w3.org/1998/Math/MathML" display="block">
  <semantics>
    <mi>θ</mi>
    <annotation encoding="StarMath 5.0">%theta</annotation>
  </semantics>
</math>
</file>

<file path=Object 10/content.xml><?xml version="1.0" encoding="utf-8"?>
<math xmlns="http://www.w3.org/1998/Math/MathML" display="block">
  <semantics>
    <mrow>
      <mi>θ</mi>
      <mrow>
        <mo fence="true" stretchy="false">(</mo>
        <mrow>
          <mn>0</mn>
        </mrow>
        <mo fence="true" stretchy="false">)</mo>
      </mrow>
    </mrow>
    <annotation encoding="StarMath 5.0">%theta( 0 ) </annotation>
  </semantics>
</math>
</file>

<file path=Object 11/content.xml><?xml version="1.0" encoding="utf-8"?>
<math xmlns="http://www.w3.org/1998/Math/MathML" display="block">
  <semantics>
    <mi>θ</mi>
    <annotation encoding="StarMath 5.0">%theta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i>λ</mi>
    <annotation encoding="StarMath 5.0">%lambda </annotation>
  </semantics>
</math>
</file>

<file path=Object 14/content.xml><?xml version="1.0" encoding="utf-8"?>
<math xmlns="http://www.w3.org/1998/Math/MathML" display="block">
  <semantics>
    <mrow>
      <mi>λ</mi>
      <mo stretchy="false">&gt;</mo>
      <mn>0</mn>
    </mrow>
    <annotation encoding="StarMath 5.0">%lambda &gt;0</annotation>
  </semantics>
</math>
</file>

<file path=Object 15/content.xml><?xml version="1.0" encoding="utf-8"?>
<math xmlns="http://www.w3.org/1998/Math/MathML" display="block">
  <semantics>
    <mi>λ</mi>
    <annotation encoding="StarMath 5.0">%lambda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5</mn>
            </mrow>
          </mrow>
          <mo fence="true" stretchy="false">)</mo>
        </mrow>
        <mo stretchy="false">=</mo>
        <mn>0,4</mn>
      </mrow>
    </mrow>
    <annotation encoding="StarMath 5.0">p( X &gt; 5 ) = 0,4</annotation>
  </semantics>
</math>
</file>

<file path=Object 17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18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 B )</annotation>
  </semantics>
</math>
</file>

<file path=Object 19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D</mi>
        </mrow>
        <mo fence="true" stretchy="false">)</mo>
      </mrow>
    </mrow>
    <annotation encoding="StarMath 5.0">P_A( D )</annotation>
  </semantics>
</math>
</file>

<file path=Object 2/content.xml><?xml version="1.0" encoding="utf-8"?>
<math xmlns="http://www.w3.org/1998/Math/MathML" display="block">
  <semantics>
    <mrow>
      <mi>θ</mi>
      <mrow>
        <mo fence="true" stretchy="false">(</mo>
        <mrow>
          <mi>t</mi>
        </mrow>
        <mo fence="true" stretchy="false">)</mo>
      </mrow>
    </mrow>
    <annotation encoding="StarMath 5.0">%theta( t ) </annotation>
  </semantics>
</math>
</file>

<file path=Object 20/content.xml><?xml version="1.0" encoding="utf-8"?>
<math xmlns="http://www.w3.org/1998/Math/MathML" display="block">
  <semantics>
    <mrow>
      <msub>
        <mi>P</mi>
        <mi>B</mi>
      </msub>
      <mrow>
        <mo fence="true" stretchy="false">(</mo>
        <mrow>
          <mi>D</mi>
        </mrow>
        <mo fence="true" stretchy="false">)</mo>
      </mrow>
    </mrow>
    <annotation encoding="StarMath 5.0">P_B( D )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>D</mi>
    <annotation encoding="StarMath 5.0">D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i>X</mi>
    <annotation encoding="StarMath 5.0">X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t</mi>
          </mrow>
          <mo fence="true" stretchy="false">)</mo>
        </mrow>
        <mo stretchy="false">+</mo>
        <mn>0,042</mn>
      </mrow>
      <mi>y</mi>
      <mrow>
        <mrow>
          <mo fence="true" stretchy="false">(</mo>
          <mrow>
            <mi>t</mi>
          </mrow>
          <mo fence="true" stretchy="false">)</mo>
        </mrow>
        <mo stretchy="false">=</mo>
        <mn>0,798</mn>
      </mrow>
    </mrow>
    <annotation encoding="StarMath 5.0">y'( t ) + 0,042 y( t ) = 0,798</annotation>
  </semantics>
</math>
</file>

<file path=Object 30/content.xml><?xml version="1.0" encoding="utf-8"?>
<math xmlns="http://www.w3.org/1998/Math/MathML" display="block">
  <semantics>
    <mi>Y</mi>
    <annotation encoding="StarMath 5.0">Y</annotation>
  </semantics>
</math>
</file>

<file path=Object 31/content.xml><?xml version="1.0" encoding="utf-8"?>
<math xmlns="http://www.w3.org/1998/Math/MathML" display="block">
  <semantics>
    <mi>Y</mi>
    <annotation encoding="StarMath 5.0">Y</annotation>
  </semantics>
</math>
</file>

<file path=Object 32/content.xml><?xml version="1.0" encoding="utf-8"?>
<math xmlns="http://www.w3.org/1998/Math/MathML" display="block">
  <semantics>
    <mrow>
      <mi>m</mi>
      <mo stretchy="false">=</mo>
      <mn>80</mn>
    </mrow>
    <annotation encoding="StarMath 5.0">m=80</annotation>
  </semantics>
</math>
</file>

<file path=Object 33/content.xml><?xml version="1.0" encoding="utf-8"?>
<math xmlns="http://www.w3.org/1998/Math/MathML" display="block">
  <semantics>
    <mrow>
      <mi>σ</mi>
      <mo stretchy="false">=</mo>
      <mn>0,4</mn>
    </mrow>
    <annotation encoding="StarMath 5.0">%sigma = 0,4</annotation>
  </semantics>
</math>
</file>

<file path=Object 34/content.xml><?xml version="1.0" encoding="utf-8"?>
<math xmlns="http://www.w3.org/1998/Math/MathML" display="block">
  <semantics>
    <mrow>
      <mi>P</mi>
      <mrow>
        <mo fence="true" stretchy="false">(</mo>
        <mrow>
          <mrow>
            <mn>79</mn>
            <mo stretchy="false">≤</mo>
            <mi>Y</mi>
            <mo stretchy="false">≤</mo>
            <mn>81</mn>
          </mrow>
        </mrow>
        <mo fence="true" stretchy="false">)</mo>
      </mrow>
    </mrow>
    <annotation encoding="StarMath 5.0">P( 79 &lt;= Y &lt;= 81 )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≥</mo>
              <mi>a</mi>
            </mrow>
          </mrow>
          <mo fence="true" stretchy="false">)</mo>
        </mrow>
        <mo stretchy="false">=</mo>
        <mn>0,95</mn>
      </mrow>
    </mrow>
    <annotation encoding="StarMath 5.0">P( Y &gt;= a ) = 0,95</annotation>
  </semantics>
</math>
</file>

<file path=Object 37/content.xml><?xml version="1.0" encoding="utf-8"?>
<math xmlns="http://www.w3.org/1998/Math/MathML" display="block">
  <semantics>
    <mi>a</mi>
    <annotation encoding="StarMath 5.0">a</annotation>
  </semantics>
</math>
</file>

<file path=Object 38/content.xml><?xml version="1.0" encoding="utf-8"?>
<math xmlns="http://www.w3.org/1998/Math/MathML" display="block">
  <semantics>
    <mrow>
      <mo fence="true" stretchy="false">(</mo>
      <mrow>
        <mrow>
          <mi>Y</mi>
          <mo stretchy="false">≥</mo>
          <mn>80</mn>
        </mrow>
      </mrow>
      <mo fence="true" stretchy="false">)</mo>
    </mrow>
    <annotation encoding="StarMath 5.0">( Y&gt;=80 )</annotation>
  </semantics>
</math>
</file>

<file path=Object 39/content.xml><?xml version="1.0" encoding="utf-8"?>
<math xmlns="http://www.w3.org/1998/Math/MathML" display="block">
  <semantics>
    <mrow>
      <mo fence="true" stretchy="false">(</mo>
      <mrow>
        <mrow>
          <mi>Y</mi>
          <mo stretchy="false">≥</mo>
          <mn>79,34</mn>
        </mrow>
      </mrow>
      <mo fence="true" stretchy="false">)</mo>
    </mrow>
    <annotation encoding="StarMath 5.0">( Y&gt;=79,34 )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40/content.xml><?xml version="1.0" encoding="utf-8"?>
<math xmlns="http://www.w3.org/1998/Math/MathML" display="block">
  <semantics>
    <mrow>
      <mi>λ</mi>
      <mo stretchy="false">=</mo>
      <mn>0,18</mn>
    </mrow>
    <annotation encoding="StarMath 5.0">%lambda = 0,18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5</mn>
            </mrow>
          </mrow>
          <mo fence="true" stretchy="false">)</mo>
        </mrow>
        <mo stretchy="false">=</mo>
        <mn>0,4</mn>
      </mrow>
    </mrow>
    <annotation encoding="StarMath 5.0">p( X &gt; 5 ) = 0,4</annotation>
  </semantics>
</math>
</file>

<file path=Object 5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Infinity\[  </annotation>
  </semantics>
</math>
</file>

<file path=Object 6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Infinity\[  </annotation>
  </semantics>
</math>
</file>

<file path=Object 7/content.xml><?xml version="1.0" encoding="utf-8"?>
<math xmlns="http://www.w3.org/1998/Math/MathML" display="block">
  <semantics>
    <mrow>
      <mi>y</mi>
      <mi>'</mi>
      <mrow>
        <mrow>
          <mo fence="true" stretchy="false">(</mo>
          <mrow>
            <mi>t</mi>
          </mrow>
          <mo fence="true" stretchy="false">)</mo>
        </mrow>
        <mo stretchy="false">+</mo>
        <mn>0,042</mn>
      </mrow>
      <mi>y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y'( t ) + 0,042 y( t ) = 0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</mrow>
    <annotation encoding="StarMath 5.0">g( t ) = a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